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3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30" table:number-columns-spanned="3" table:number-rows-spanned="1"/>
          <table:covered-table-cell table:number-columns-repeated="2" table:style-name="ce23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3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3"/>
          <table:table-cell table:style-name="ce30" table:number-columns-spanned="3" table:number-rows-spanned="1"/>
          <table:covered-table-cell table:number-columns-repeated="2" table:style-name="ce23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3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3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3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3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3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3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3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1"/>
          <table:table-cell table:style-name="ce23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3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3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3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Outerwear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2" table:default-cell-style-name="Default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1"/>
          <table:table-cell table:style-name="ce23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3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3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3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3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3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3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3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3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.00.0000</text:date>, <text:time style:data-style-name="N2" text:time-value="10:26:57.80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21T10:41:52.868000000</dc:date>
    <meta:editing-duration>PT4H8M36S</meta:editing-duration>
    <meta:editing-cycles>22</meta:editing-cycles>
    <meta:generator>LibreOffice/7.6.2.1$Windows_X86_64 LibreOffice_project/56f7684011345957bbf33a7ee678afaf4d2ba333</meta:generator>
    <meta:document-statistic meta:table-count="8" meta:cell-count="621" meta:object-count="0"/>
  </office:meta>
</office:document-meta>
</file>